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" svg:font-family="Consol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officeooo:paragraph-rsid="0015b004"/>
    </style:style>
    <style:style style:name="P3" style:family="paragraph" style:parent-style-name="Normal">
      <style:text-properties officeooo:paragraph-rsid="0017fdfa"/>
    </style:style>
    <style:style style:name="P4" style:family="paragraph" style:parent-style-name="Normal">
      <style:text-properties officeooo:paragraph-rsid="0019b37e"/>
    </style:style>
    <style:style style:name="P5" style:family="paragraph" style:parent-style-name="Titre_20_2">
      <style:text-properties officeooo:paragraph-rsid="0015b004"/>
    </style:style>
    <style:style style:name="P6" style:family="paragraph" style:parent-style-name="Titre_20_2">
      <style:text-properties officeooo:paragraph-rsid="0017fdfa"/>
    </style:style>
    <style:style style:name="P7" style:family="paragraph" style:parent-style-name="Titre_20_2">
      <style:text-properties officeooo:paragraph-rsid="0019b37e"/>
    </style:style>
    <style:style style:name="P8" style:family="paragraph" style:parent-style-name="Titre_20_2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b004" style:font-name-asian="Times New Roman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officeooo:rsid="0013f68f" style:font-name-asian="Times New Roman"/>
    </style:style>
    <style:style style:name="T5" style:family="text">
      <style:text-properties officeooo:rsid="0015b004" style:font-name-asian="Times New Roman"/>
    </style:style>
    <style:style style:name="T6" style:family="text">
      <style:text-properties officeooo:rsid="0016dd81" style:font-name-asian="Times New Roman"/>
    </style:style>
    <style:style style:name="T7" style:family="text">
      <style:text-properties officeooo:rsid="0017fdfa" style:font-name-asian="Times New Roman"/>
    </style:style>
    <style:style style:name="T8" style:family="text">
      <style:text-properties officeooo:rsid="00138c72"/>
    </style:style>
    <style:style style:name="T9" style:family="text">
      <style:text-properties fo:font-weight="normal" officeooo:rsid="0015b004" style:font-name-asian="Times New Roman" style:font-weight-asian="normal" style:font-weight-complex="normal"/>
    </style:style>
    <style:style style:name="T10" style:family="text">
      <style:text-properties fo:font-weight="normal" officeooo:rsid="0016dd81" style:font-name-asian="Times New Roman" style:font-weight-asian="normal" style:font-weight-complex="normal"/>
    </style:style>
    <style:style style:name="T11" style:family="text">
      <style:text-properties fo:font-weight="normal" officeooo:rsid="0017fdfa" style:font-name-asian="Times New Roman" style:font-weight-asian="normal" style:font-weight-complex="normal"/>
    </style:style>
    <style:style style:name="T12" style:family="text">
      <style:text-properties fo:font-weight="normal" officeooo:rsid="0019b37e" style:font-name-asian="Times New Roman" style:font-weight-asian="normal" style:font-weight-complex="normal"/>
    </style:style>
    <style:style style:name="T13" style:family="text">
      <style:text-properties fo:font-weight="normal" officeooo:rsid="001b21ad" style:font-name-asian="Times New Roman" style:font-weight-asian="normal" style:font-weight-complex="normal"/>
    </style:style>
    <style:style style:name="T14" style:family="text">
      <style:text-properties fo:font-weight="normal" officeooo:rsid="001fb2a1" style:font-name-asian="Times New Roman" style:font-weight-asian="normal" style:font-weight-complex="normal"/>
    </style:style>
    <style:style style:name="T15" style:family="text">
      <style:text-properties officeooo:rsid="0016dd81"/>
    </style:style>
    <style:style style:name="T16" style:family="text">
      <style:text-properties officeooo:rsid="0017fdfa"/>
    </style:style>
    <style:style style:name="T17" style:family="text">
      <style:text-properties fo:font-size="12pt" fo:font-weight="normal" officeooo:rsid="0015b004" style:font-name-asian="Times New Roman" style:font-size-asian="12pt" style:font-weight-asian="normal" style:font-size-complex="12pt" style:font-weight-complex="normal"/>
    </style:style>
    <style:style style:name="T18" style:family="text">
      <style:text-properties fo:color="#2f5496" style:font-name="Calibri Light" fo:font-size="13pt" fo:font-weight="normal" officeooo:rsid="0017fdfa" style:font-name-asian="Times New Roman" style:font-size-asian="13pt" style:font-weight-asian="normal" style:font-name-complex="Times New Roman" style:font-size-complex="13pt" style:font-weight-complex="normal"/>
    </style:style>
    <style:style style:name="T19" style:family="text">
      <style:text-properties style:font-name="Consolas" fo:font-weight="normal" officeooo:rsid="0017fdfa" style:font-name-asian="Times New Roman" style:font-weight-asian="normal" style:font-weight-complex="normal"/>
    </style:style>
    <style:style style:name="T20" style:family="text">
      <style:text-properties style:font-name="Consolas" fo:font-weight="normal" officeooo:rsid="0019b37e" style:font-name-asian="Times New Roman" style:font-weight-asian="normal" style:font-weight-complex="normal"/>
    </style:style>
    <style:style style:name="T21" style:family="text">
      <style:text-properties officeooo:rsid="0019b37e"/>
    </style:style>
    <style:style style:name="T22" style:family="text">
      <style:text-properties style:font-name="Consolas1" fo:font-weight="normal" officeooo:rsid="0019b37e" style:font-name-asian="Times New Roman" style:font-weight-asian="normal" style:font-weight-complex="normal"/>
    </style:style>
    <style:style style:name="T23" style:family="text">
      <style:text-properties style:font-name="Consolas1" fo:font-weight="normal" officeooo:rsid="0015b004" style:font-name-asian="Times New Roman" style:font-weight-asian="normal" style:font-weight-complex="normal"/>
    </style:style>
    <style:style style:name="T24" style:family="text">
      <style:text-properties style:font-name="Consolas1" fo:font-size="12pt" fo:font-weight="normal" officeooo:rsid="0015b004" style:font-name-asian="Times New Roman" style:font-size-asian="12pt" style:font-weight-asian="normal" style:font-size-complex="12pt" style:font-weight-complex="normal"/>
    </style:style>
    <style:style style:name="T25" style:family="text">
      <style:text-properties style:font-name="Consolas1" fo:font-size="11pt" fo:font-weight="normal" officeooo:rsid="0015b004" style:font-name-asian="Times New Roman" style:font-size-asian="11pt" style:font-weight-asian="normal" style:font-size-complex="11pt" style:font-weight-complex="normal"/>
    </style:style>
    <style:style style:name="T26" style:family="text">
      <style:text-properties style:font-name="Consolas1" fo:font-size="11pt" fo:font-weight="normal" officeooo:rsid="0019b37e" style:font-name-asian="Times New Roman" style:font-size-asian="11pt" style:font-weight-asian="normal" style:font-size-complex="11pt" style:font-weight-complex="normal"/>
    </style:style>
    <style:style style:name="T27" style:family="text">
      <style:text-properties style:font-name="Consol" fo:font-weight="normal" officeooo:rsid="0015b004" style:font-name-asian="Times New Roman" style:font-weight-asian="normal" style:font-weight-complex="normal"/>
    </style:style>
    <style:style style:name="T28" style:family="text">
      <style:text-properties fo:font-size="11pt" fo:font-weight="normal" officeooo:rsid="0015b004" style:font-name-asian="Times New Roman" style:font-size-asian="11pt" style:font-weight-asian="normal" style:font-size-complex="11pt" style:font-weight-complex="normal"/>
    </style:style>
    <style:style style:name="T29" style:family="text">
      <style:text-properties officeooo:rsid="001fb2a1"/>
    </style:style>
    <style:style style:name="fr1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T21">1. </text:span>Règles de transformation</text:h>
      <text:p text:style-name="Normal"/>
      <text:h text:style-name="Titre_20_3" text:outline-level="3"><text:span text:style-name="T29">a. </text:span>Règle Rename <text:span text:style-name="T15">(renommage de variables)</text:span></text:h>
      <text:p text:style-name="P1"><draw:frame draw:style-name="fr1" draw:name="1" text:anchor-type="as-char" svg:width="3.7134in" style:rel-width="scale" svg:height="0.2in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Normal">La règle permet de vérifier ou non l’application de « rename ». Rename permet de renommer les occurrences d’une variable par une autre.</text:p>
      <text:p text:style-name="Normal">Elle renvoi<text:span text:style-name="T8">e</text:span> <text:span text:style-name="Police_20_par_20_défaut"><text:span text:style-name="T1">true</text:span></text:span> si X et T sont des variables.</text:p>
      <text:p text:style-name="Normal"/>
      <text:h text:style-name="Titre_20_2" text:outline-level="2"><text:span text:style-name="T29">b. </text:span>Regle Simplify <text:span text:style-name="T15">(</text:span><text:span text:style-name="T16">regle de </text:span><text:span text:style-name="T15">simplification)</text:span></text:h>
      <text:p text:style-name="P1"><draw:frame draw:style-name="fr1" draw:name="2" text:anchor-type="as-char" svg:width="4.1398in" style:rel-width="scale" svg:height="0.2in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Normal"><text:span text:style-name="Police_20_par_20_défaut"><text:span text:style-name="T3">La règle permet de verifier ou non l’application de « Simplify ». Simplify permet de </text:span></text:span><text:span text:style-name="Police_20_par_20_défaut"><text:span text:style-name="T4">simplifier une constante</text:span></text:span></text:p>
      <text:p text:style-name="P2"><text:span text:style-name="Police_20_par_20_défaut"><text:span text:style-name="T5">Elle renvoie </text:span></text:span><text:span text:style-name="Police_20_par_20_défaut"><text:span text:style-name="T2">true</text:span></text:span><text:span text:style-name="Police_20_par_20_défaut"><text:span text:style-name="T9"> si T est une constante et X une variable.</text:span></text:span></text:p>
      <text:p text:style-name="P2"><text:span text:style-name="Police_20_par_20_défaut"><text:span text:style-name="T9"/></text:span></text:p>
      <text:h text:style-name="P5" text:outline-level="2"><text:span text:style-name="Police_20_par_20_défaut"><text:span text:style-name="T14">c. </text:span></text:span><text:span text:style-name="Police_20_par_20_défaut"><text:span text:style-name="T9">Regle </text:span></text:span><text:span text:style-name="Police_20_par_20_défaut"><text:span text:style-name="T10">E</text:span></text:span><text:span text:style-name="Police_20_par_20_défaut"><text:span text:style-name="T9">xpand </text:span></text:span><text:span text:style-name="Police_20_par_20_défaut"><text:span text:style-name="T10">(</text:span></text:span><text:span text:style-name="Police_20_par_20_défaut"><text:span text:style-name="T11">regle de </text:span></text:span><text:span text:style-name="Police_20_par_20_défaut"><text:span text:style-name="T10">développement)</text:span></text:span></text:h>
      <text:p text:style-name="P2"><text:span text:style-name="Police_20_par_20_défaut"><text:span text:style-name="T25"><text:tab/>regle(X?=T,expand) :- var(X), compound(T),</text:span></text:span><text:span text:style-name="Police_20_par_20_défaut"><text:span text:style-name="T26">\</text:span></text:span><text:span text:style-name="Police_20_par_20_défaut"><text:span text:style-name="T25">+occur_check(X,T),!.</text:span></text:span></text:p>
      <text:p text:style-name="P2"><text:span text:style-name="Police_20_par_20_défaut"><text:span text:style-name="T3">La règle permet de verifier ou non l’application de « </text:span></text:span><text:span text:style-name="Police_20_par_20_défaut"><text:span text:style-name="T6">e</text:span></text:span><text:span text:style-name="Police_20_par_20_défaut"><text:span text:style-name="T5">xpand</text:span></text:span><text:span text:style-name="Police_20_par_20_défaut"><text:span text:style-name="T3"> ». </text:span></text:span></text:p>
      <text:p text:style-name="P2"><text:span text:style-name="Police_20_par_20_défaut"><text:span text:style-name="T9">Elle renvoie </text:span></text:span><text:span text:style-name="Police_20_par_20_défaut"><text:span text:style-name="T2">true</text:span></text:span><text:span text:style-name="Police_20_par_20_défaut"><text:span text:style-name="T9"> si T est </text:span></text:span><text:span text:style-name="Police_20_par_20_défaut"><text:span text:style-name="T10">un terme</text:span></text:span><text:span text:style-name="Police_20_par_20_défaut"><text:span text:style-name="T9"> composé, X est une variable </text:span></text:span><text:span text:style-name="Police_20_par_20_défaut"><text:span text:style-name="T11">et X n’apparaît pas dans T.</text:span></text:span></text:p>
      <text:p text:style-name="P2"><text:span text:style-name="Police_20_par_20_défaut"><text:span text:style-name="T11"/></text:span></text:p>
      <text:h text:style-name="P6" text:outline-level="2"><text:span text:style-name="Police_20_par_20_défaut"><text:span text:style-name="T14">d. </text:span></text:span><text:span text:style-name="Police_20_par_20_défaut"><text:span text:style-name="T9">Regle </text:span></text:span><text:span text:style-name="Police_20_par_20_défaut"><text:span text:style-name="T11">Check</text:span></text:span><text:span text:style-name="Police_20_par_20_défaut"><text:span text:style-name="T9"> </text:span></text:span><text:span text:style-name="Police_20_par_20_défaut"><text:span text:style-name="T10">(</text:span></text:span><text:span text:style-name="Police_20_par_20_défaut"><text:span text:style-name="T11">regle d’occurrence</text:span></text:span><text:span text:style-name="Police_20_par_20_défaut"><text:span text:style-name="T10">)</text:span></text:span></text:h>
      <text:p text:style-name="P3"><text:span text:style-name="Police_20_par_20_défaut"><text:span text:style-name="T9"><text:tab/><text:tab/></text:span></text:span><text:span text:style-name="Police_20_par_20_défaut"><text:span text:style-name="T25">regle(X?=T,check) :-<text:tab/> \+X==T, occur_check(X,T), !.</text:span></text:span></text:p>
      <text:p text:style-name="P3"><text:span text:style-name="Police_20_par_20_défaut"><text:span text:style-name="T3">La règle permet de verifier ou non l’application de « </text:span></text:span><text:span text:style-name="Police_20_par_20_défaut"><text:span text:style-name="T7">check</text:span></text:span><text:span text:style-name="Police_20_par_20_défaut"><text:span text:style-name="T3"> ». </text:span></text:span></text:p>
      <text:p text:style-name="P3"><text:span text:style-name="Police_20_par_20_défaut"><text:span text:style-name="T9">Elle renvoie </text:span></text:span><text:span text:style-name="Police_20_par_20_défaut"><text:span text:style-name="T2">true</text:span></text:span><text:span text:style-name="Police_20_par_20_défaut"><text:span text:style-name="T9"> si </text:span></text:span><text:span text:style-name="Police_20_par_20_défaut"><text:span text:style-name="T11">X est différent de T et si X apparaît dans T.</text:span></text:span></text:p>
      <text:p text:style-name="P3"><text:span text:style-name="Police_20_par_20_défaut"><text:span text:style-name="T11"/></text:span></text:p>
      <text:h text:style-name="P6" text:outline-level="2"><text:span text:style-name="Police_20_par_20_défaut"><text:span text:style-name="T14">e. </text:span></text:span><text:span text:style-name="Police_20_par_20_défaut"><text:span text:style-name="T9">Regle </text:span></text:span><text:span text:style-name="Police_20_par_20_défaut"><text:span text:style-name="T11">Orient</text:span></text:span><text:span text:style-name="Police_20_par_20_défaut"><text:span text:style-name="T9"> </text:span></text:span><text:span text:style-name="Police_20_par_20_défaut"><text:span text:style-name="T10">(</text:span></text:span><text:span text:style-name="Police_20_par_20_défaut"><text:span text:style-name="T11">regle de permutation</text:span></text:span><text:span text:style-name="Police_20_par_20_défaut"><text:span text:style-name="T10">)</text:span></text:span></text:h>
      <text:p text:style-name="P3"><text:span text:style-name="Police_20_par_20_défaut"><text:span text:style-name="T9"><text:tab/><text:tab/></text:span></text:span><text:span text:style-name="Police_20_par_20_défaut"><text:span text:style-name="T23">regle(T?=X,orient) :- nonvar(T), var(X), !.</text:span></text:span></text:p>
      <text:p text:style-name="P3"><text:span text:style-name="Police_20_par_20_défaut"><text:span text:style-name="T3">La règle permet de verifier ou non l’application de « </text:span></text:span><text:span text:style-name="Police_20_par_20_défaut"><text:span text:style-name="T7">orient</text:span></text:span><text:span text:style-name="Police_20_par_20_défaut"><text:span text:style-name="T3"> ». </text:span></text:span></text:p>
      <text:p text:style-name="P3"><text:span text:style-name="Police_20_par_20_défaut"><text:span text:style-name="T9">Elle renvoie </text:span></text:span><text:span text:style-name="Police_20_par_20_défaut"><text:span text:style-name="T2">true</text:span></text:span><text:span text:style-name="Police_20_par_20_défaut"><text:span text:style-name="T9"> si </text:span></text:span><text:span text:style-name="Police_20_par_20_défaut"><text:span text:style-name="T11">T n’est pas une variable et si X en est une.</text:span></text:span></text:p>
      <text:p text:style-name="P3"><text:span text:style-name="Police_20_par_20_défaut"><text:span text:style-name="T11"/></text:span></text:p>
      <text:h text:style-name="P6" text:outline-level="2"><text:span text:style-name="Police_20_par_20_défaut"><text:span text:style-name="T14">f. </text:span></text:span><text:span text:style-name="Police_20_par_20_défaut"><text:span text:style-name="T9">Regle </text:span></text:span><text:span text:style-name="Police_20_par_20_défaut"><text:span text:style-name="T11">Decompose</text:span></text:span><text:span text:style-name="Police_20_par_20_défaut"><text:span text:style-name="T9"> </text:span></text:span><text:span text:style-name="Police_20_par_20_défaut"><text:span text:style-name="T10">(</text:span></text:span><text:span text:style-name="Police_20_par_20_défaut"><text:span text:style-name="T11">regle de </text:span></text:span><text:span text:style-name="Police_20_par_20_défaut"><text:span text:style-name="T18">décomposition</text:span></text:span><text:span text:style-name="Police_20_par_20_défaut"><text:span text:style-name="T10">)</text:span></text:span></text:h>
      <text:p text:style-name="P3"><text:span text:style-name="Police_20_par_20_défaut"><text:span text:style-name="T9"><text:tab/><text:tab/></text:span></text:span><text:span text:style-name="Police_20_par_20_défaut"><text:span text:style-name="T23">regle(X?=T,decompose) :-<text:tab/>compound(X), compound(T), <text:tab/>functor(X,F1,A1), functor(T,F2,A2), F1==F2, A1==A2, !.</text:span></text:span></text:p>
      <text:p text:style-name="P3"><text:span text:style-name="Police_20_par_20_défaut"><text:span text:style-name="T3">La règle permet de verifier ou non l’application de « </text:span></text:span><text:span text:style-name="Police_20_par_20_défaut"><text:span text:style-name="T7">decompose</text:span></text:span><text:span text:style-name="Police_20_par_20_défaut"><text:span text:style-name="T3"> ».</text:span></text:span></text:p>
      <text:p text:style-name="P3"><text:soft-page-break/><text:span text:style-name="Police_20_par_20_défaut"><text:span text:style-name="T9">Elle renvoie </text:span></text:span><text:span text:style-name="Police_20_par_20_défaut"><text:span text:style-name="T2">true</text:span></text:span><text:span text:style-name="Police_20_par_20_défaut"><text:span text:style-name="T9"> <text:s/></text:span></text:span><text:span text:style-name="Police_20_par_20_défaut"><text:span text:style-name="T11">si X et T sont composés et</text:span></text:span><text:span text:style-name="Police_20_par_20_défaut"><text:span text:style-name="T9"> </text:span></text:span><text:span text:style-name="Police_20_par_20_défaut"><text:span text:style-name="T19">f(s1, ···, sn) <text:s/>et f(t1, ···, tn) <text:s/></text:span></text:span><text:span text:style-name="Police_20_par_20_défaut"><text:span text:style-name="T11">sont deux fonctions de même symbole et de même arité</text:span></text:span></text:p>
      <text:p text:style-name="P2"><text:span text:style-name="Police_20_par_20_défaut"><text:span text:style-name="T11"/></text:span></text:p>
      <text:h text:style-name="P6" text:outline-level="2"><text:span text:style-name="Police_20_par_20_défaut"><text:span text:style-name="T14">g. </text:span></text:span><text:span text:style-name="Police_20_par_20_défaut"><text:span text:style-name="T9">Regle </text:span></text:span><text:span text:style-name="Police_20_par_20_défaut"><text:span text:style-name="T11">clash</text:span></text:span><text:span text:style-name="Police_20_par_20_défaut"><text:span text:style-name="T9"> </text:span></text:span><text:span text:style-name="Police_20_par_20_défaut"><text:span text:style-name="T10">(</text:span></text:span><text:span text:style-name="Police_20_par_20_défaut"><text:span text:style-name="T11">gestion de conflits</text:span></text:span><text:span text:style-name="Police_20_par_20_défaut"><text:span text:style-name="T10">)</text:span></text:span></text:h>
      <text:p text:style-name="P3"><text:span text:style-name="Police_20_par_20_défaut"><text:span text:style-name="T9"><text:tab/><text:tab/></text:span></text:span><text:span text:style-name="Police_20_par_20_défaut"><text:span text:style-name="T23">regle(X?=T,clash) :- compound(X), compound(T), functor(X,N,A), functor(T,M,B), <text:tab/>not( ( N==M , A==B ) ), !.</text:span></text:span></text:p>
      <text:p text:style-name="P3"><text:span text:style-name="Police_20_par_20_défaut"><text:span text:style-name="T3">La règle permet de verifier ou non l’application de « </text:span></text:span><text:span text:style-name="Police_20_par_20_défaut"><text:span text:style-name="T7">clash</text:span></text:span><text:span text:style-name="Police_20_par_20_défaut"><text:span text:style-name="T3"> ». </text:span></text:span></text:p>
      <text:p text:style-name="P3"><text:span text:style-name="Police_20_par_20_défaut"><text:span text:style-name="T9">Elle renvoie </text:span></text:span><text:span text:style-name="Police_20_par_20_défaut"><text:span text:style-name="T2">true</text:span></text:span><text:span text:style-name="Police_20_par_20_défaut"><text:span text:style-name="T9"> si </text:span></text:span><text:span text:style-name="Police_20_par_20_défaut"><text:span text:style-name="T11">X et T sont bien des termes composés et </text:span></text:span><text:span text:style-name="Police_20_par_20_défaut"><text:span text:style-name="T12">les deux symboles de fonction sont différents ou leur nombre d’arguments respectif diffère.</text:span></text:span></text:p>
      <text:p text:style-name="P3"><text:span text:style-name="Police_20_par_20_défaut"><text:span text:style-name="T12"/></text:span></text:p>
      <text:h text:style-name="P7" text:outline-level="2"><text:span text:style-name="Police_20_par_20_défaut"><text:span text:style-name="T12">2. Predicat d’occurence (occur_check)</text:span></text:span></text:h>
      <text:p text:style-name="P4"><text:span text:style-name="Police_20_par_20_défaut"><text:span text:style-name="T12">Le prédicat d’occurence </text:span></text:span><text:span text:style-name="Police_20_par_20_défaut"><text:span text:style-name="T20">occur_check(V,T)</text:span></text:span><text:span text:style-name="Police_20_par_20_défaut"><text:span text:style-name="T12"> réussit si </text:span></text:span><text:span text:style-name="Police_20_par_20_défaut"><text:span text:style-name="T13">la var. </text:span></text:span><text:span text:style-name="Police_20_par_20_défaut"><text:span text:style-name="T12">V est dans T (terme composé)</text:span></text:span></text:p>
      <text:p text:style-name="P4"><text:span text:style-name="Police_20_par_20_défaut"><text:span text:style-name="T22">occur_check(V,T) :- <text:tab/>var(V), compound(T), arg(_,T,X), compound(X), <text:tab/><text:tab/><text:tab/><text:tab/>occur_check(V,X), !;</text:span></text:span></text:p>
      <text:p text:style-name="P4"><text:span text:style-name="Police_20_par_20_défaut"><text:span text:style-name="T22"><text:tab/><text:tab/><text:tab/><text:tab/>var(V), compound(T), arg(_,T,X), V==X, ! .</text:span></text:span></text:p>
      <text:p text:style-name="P4"><text:span text:style-name="Police_20_par_20_défaut"><text:span text:style-name="T12"/></text:span></text:p>
      <text:h text:style-name="P7" text:outline-level="2"><text:span text:style-name="Police_20_par_20_défaut"><text:span text:style-name="T12">3. Prédicats de réduction (reduit)</text:span></text:span></text:h>
      <text:p text:style-name="P3"><text:span text:style-name="Police_20_par_20_défau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" svg:font-family="Consol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2" style:display-name="Titre 2" style:family="paragraph" style:parent-style-name="Normal" style:next-style-name="Normal" style:default-outline-level="2">
      <style:paragraph-properties fo:margin-top="0.028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Titre_20_3" style:display-name="Titre 3" style:family="paragraph" style:parent-style-name="Normal" style:next-style-name="Normal" style:default-outline-level="3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 </number:text>
      <number:month number:textual="true"/>
      <number:text>. </number:text>
      <number:year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Alexandre SERRATORE</meta:initial-creator>
    <meta:creation-date>2022-11-19T13:57:00Z</meta:creation-date>
    <dc:date>2022-11-20T15:45:54.286418386</dc:date>
    <meta:editing-cycles>7</meta:editing-cycles>
    <meta:editing-duration>PT1H14M43S</meta:editing-duration>
    <meta:document-statistic meta:table-count="0" meta:image-count="0" meta:object-count="2" meta:page-count="2" meta:paragraph-count="34" meta:word-count="344" meta:character-count="2152" meta:non-whitespace-character-count="1812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>r</mi>
      <mi>e</mi>
      <mi>g</mi>
      <mi>l</mi>
      <mi>e</mi>
      <mo stretchy="false">(</mo>
      <mi>X</mi>
      <mrow>
        <mi>?</mi>
        <mo stretchy="false">=</mo>
        <mi>T</mi>
      </mrow>
      <mi>,</mi>
      <mi>r</mi>
      <mi>e</mi>
      <mi>n</mi>
      <mi>a</mi>
      <mi>m</mi>
      <mi>e</mi>
      <mo stretchy="false">)</mo>
      <mstyle mathvariant="italic">
        <mtext> </mtext>
      </mstyle>
      <mrow>
        <mi mathvariant="normal">:</mi>
        <mo stretchy="false">−</mo>
        <mstyle mathvariant="italic">
          <mtext> </mtext>
        </mstyle>
      </mrow>
      <mi>v</mi>
      <mi>a</mi>
      <mi>r</mi>
      <mo stretchy="false">(</mo>
      <mi>X</mi>
      <mo stretchy="false">)</mo>
      <mi>,</mi>
      <mstyle mathvariant="italic">
        <mtext> </mtext>
      </mstyle>
      <mi>v</mi>
      <mi>a</mi>
      <mi>r</mi>
      <mo stretchy="false">(</mo>
      <mi>T</mi>
      <mo stretchy="false">)</mo>
      <mi>,</mi>
      <mstyle mathvariant="italic">
        <mtext> </mtext>
      </mstyle>
      <mi>!</mi>
      <mtext>.</mtext>
    </mrow>
    <annotation encoding="StarMath 5.0">{r e g l e  \( X ?=T ,r e n a m e  \) italic " " :-italic " " v a r  \( X  \) ,italic " " v a r  \( T  \) ,italic " " ! "."}</annotation>
  </semantics>
</math>
</file>

<file path=Object 2/content.xml><?xml version="1.0" encoding="utf-8"?>
<math xmlns="http://www.w3.org/1998/Math/MathML" display="block">
  <semantics>
    <mrow>
      <mi>r</mi>
      <mi>e</mi>
      <mi>g</mi>
      <mi>l</mi>
      <mi>e</mi>
      <mo stretchy="false">(</mo>
      <mi>X</mi>
      <mrow>
        <mi>?</mi>
        <mo stretchy="false">=</mo>
        <mi>T</mi>
      </mrow>
      <mi>,</mi>
      <mi>s</mi>
      <mi>i</mi>
      <mi>m</mi>
      <mi>p</mi>
      <mi>l</mi>
      <mi>i</mi>
      <mi>f</mi>
      <mi>y</mi>
      <mo stretchy="false">)</mo>
      <mstyle mathvariant="italic">
        <mtext> </mtext>
      </mstyle>
      <mrow>
        <mi mathvariant="normal">:</mi>
        <mo stretchy="false">−</mo>
        <mstyle mathvariant="italic">
          <mtext> </mtext>
        </mstyle>
      </mrow>
      <mi>v</mi>
      <mi>a</mi>
      <mi>r</mi>
      <mo stretchy="false">(</mo>
      <mi>X</mi>
      <mo stretchy="false">)</mo>
      <mi>,</mi>
      <mstyle mathvariant="italic">
        <mtext> </mtext>
      </mstyle>
      <mi>a</mi>
      <mi>t</mi>
      <mi>o</mi>
      <mi>m</mi>
      <mi>i</mi>
      <mi>c</mi>
      <mo stretchy="false">(</mo>
      <mi>T</mi>
      <mo stretchy="false">)</mo>
      <mi>,</mi>
      <mstyle mathvariant="italic">
        <mtext> </mtext>
      </mstyle>
      <mi>!</mi>
      <mtext>.</mtext>
    </mrow>
    <annotation encoding="StarMath 5.0">{r e g l e  \( X ?=T ,s i m p l i f y  \) italic " " :-italic " " v a r  \( X  \) ,italic " " a t o m i c  \( T  \) ,italic " " ! "."}</annotation>
  </semantics>
</math>
</file>